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cm" svg:height="10cm" svg:x="0cm" svg:y="-0.00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12:07:32.339359569</meta:creation-date>
    <dc:date>2019-10-12T21:30:34.978372133</dc:date>
    <meta:editing-duration>PT40M5S</meta:editing-duration>
    <meta:editing-cycles>2</meta:editing-cycles>
    <meta:generator>LibreOffice/6.1.4.2$Linux_X86_64 LibreOffice_project/10$Build-2</meta:generator>
    <meta:document-statistic meta:object-count="1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/>
      <style:graphic-properties draw:stroke="none" draw:fill-color="#c9211e" draw:opacity="80%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/>
      <style:graphic-properties draw:stroke="none" draw:fill-color="#ff3838" draw:opacity="80%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/>
      <style:graphic-properties draw:stroke="none" draw:fill-color="#ffa6a6" draw:opacity="80%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127622" draw:opacity="80%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00a933" draw:opacity="80%" dr3d:edge-rounding="5%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2">
      <style:chart-properties chart:link-data-style-to-source="true"/>
      <style:graphic-properties draw:stroke="none" draw:fill-color="#3faf46" draw:opacity="80%" dr3d:edge-rounding="5%"/>
      <style:text-properties fo:font-size="10pt" style:font-size-asian="10pt" style:font-size-complex="10pt"/>
    </style:style>
    <style:style style:name="ch15" style:family="chart" style:data-style-name="N2">
      <style:chart-properties chart:link-data-style-to-source="true"/>
      <style:graphic-properties draw:stroke="none" draw:fill-color="#afd095" draw:opacity="80%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chart:legend-position="end" svg:x="18.182cm" svg:y="2.958cm" style:legend-expansion="high" chart:style-name="ch2"/>
        <chart:plot-area chart:style-name="ch3" chart:data-source-has-labels="both" svg:x="0.42cm" svg:y="0.2cm" svg:width="17.342cm" svg:height="9.601cm">
          <chartooo:coordinate-region svg:x="1.703cm" svg:y="0.399cm" svg:width="16.059cm" svg:height="8.755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series chart:style-name="ch9" chart:values-cell-range-address="local-table.$D$2:.$D$11" chart:label-cell-address="local-table.$D$1" chart:class="chart:bar">
            <chart:data-point chart:repeated="10"/>
          </chart:series>
          <chart:series chart:style-name="ch10" chart:values-cell-range-address="local-table.$E$2:.$E$11" chart:label-cell-address="local-table.$E$1" chart:class="chart:bar">
            <chart:data-point chart:repeated="10"/>
          </chart:series>
          <chart:series chart:style-name="ch11" chart:values-cell-range-address="local-table.$F$2:.$F$11" chart:label-cell-address="local-table.$F$1" chart:class="chart:bar">
            <chart:data-point chart:repeated="10"/>
          </chart:series>
          <chart:series chart:style-name="ch12" chart:values-cell-range-address="local-table.$G$2:.$G$11" chart:label-cell-address="local-table.$G$1" chart:class="chart:bar">
            <chart:data-point chart:style-name="ch13"/>
            <chart:data-point chart:repeated="9"/>
          </chart:series>
          <chart:series chart:style-name="ch14" chart:values-cell-range-address="local-table.$H$2:.$H$11" chart:label-cell-address="local-table.$H$1" chart:class="chart:bar">
            <chart:data-point chart:repeated="10"/>
          </chart:series>
          <chart:series chart:style-name="ch15" chart:values-cell-range-address="local-table.$I$2:.$I$11" chart:label-cell-address="local-table.$I$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vec</text:p>
              </table:table-cell>
              <table:table-cell office:value-type="string">
                <text:p>par</text:p>
              </table:table-cell>
              <table:table-cell office:value-type="string">
                <text:p>vec_par</text:p>
              </table:table-cell>
              <table:table-cell office:value-type="string">
                <text:p>vec_omp</text:p>
              </table:table-cell>
              <table:table-cell office:value-type="string">
                <text:p>par_omp</text:p>
              </table:table-cell>
              <table:table-cell office:value-type="string">
                <text:p>omp</text:p>
              </table:table-cell>
              <table:table-cell office:value-type="string">
                <text:p>vec_par_omp</text:p>
              </table:table-cell>
            </table:table-row>
          </table:table-header-rows>
          <table:table-rows>
            <table:table-row>
              <table:table-cell office:value-type="string">
                <text:p>BT</text:p>
              </table:table-cell>
              <table:table-cell office:value-type="float" office:value="202.579666666667">
                <text:p>202.579666666667</text:p>
              </table:table-cell>
              <table:table-cell office:value-type="float" office:value="182.315">
                <text:p>182.315</text:p>
              </table:table-cell>
              <table:table-cell office:value-type="float" office:value="618.399">
                <text:p>618.399</text:p>
              </table:table-cell>
              <table:table-cell office:value-type="float" office:value="702.572">
                <text:p>702.572</text:p>
              </table:table-cell>
              <table:table-cell office:value-type="float" office:value="94.0133333333333">
                <text:p>94.0133333333333</text:p>
              </table:table-cell>
              <table:table-cell office:value-type="float" office:value="95.823">
                <text:p>95.823</text:p>
              </table:table-cell>
              <table:table-cell office:value-type="float" office:value="96.0013333333333">
                <text:p>96.0013333333333</text:p>
              </table:table-cell>
              <table:table-cell office:value-type="float" office:value="92.262">
                <text:p>92.262</text:p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67.0616666666667">
                <text:p>67.0616666666667</text:p>
              </table:table-cell>
              <table:table-cell office:value-type="float" office:value="65.4883333333333">
                <text:p>65.4883333333333</text:p>
              </table:table-cell>
              <table:table-cell office:value-type="float" office:value="57.4493333333333">
                <text:p>57.4493333333333</text:p>
              </table:table-cell>
              <table:table-cell office:value-type="float" office:value="56.427">
                <text:p>56.427</text:p>
              </table:table-cell>
              <table:table-cell office:value-type="float" office:value="34.9856666666667">
                <text:p>34.9856666666667</text:p>
              </table:table-cell>
              <table:table-cell office:value-type="float" office:value="37.5466666666667">
                <text:p>37.5466666666667</text:p>
              </table:table-cell>
              <table:table-cell office:value-type="float" office:value="37.9343333333333">
                <text:p>37.9343333333333</text:p>
              </table:table-cell>
              <table:table-cell office:value-type="float" office:value="34.2506666666667">
                <text:p>34.2506666666667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598.384666666667">
                <text:p>598.384666666667</text:p>
              </table:table-cell>
              <table:table-cell office:value-type="float" office:value="566.042333333333">
                <text:p>566.042333333333</text:p>
              </table:table-cell>
              <table:table-cell office:value-type="float" office:value="561.762333333333">
                <text:p>561.762333333333</text:p>
              </table:table-cell>
              <table:table-cell office:value-type="float" office:value="556.578333333333">
                <text:p>556.578333333333</text:p>
              </table:table-cell>
              <table:table-cell office:value-type="float" office:value="258.545">
                <text:p>258.545</text:p>
              </table:table-cell>
              <table:table-cell office:value-type="float" office:value="259.770666666667">
                <text:p>259.770666666667</text:p>
              </table:table-cell>
              <table:table-cell office:value-type="float" office:value="269.533666666667">
                <text:p>269.533666666667</text:p>
              </table:table-cell>
              <table:table-cell office:value-type="float" office:value="262.011">
                <text:p>262.011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72.3716666666667">
                <text:p>72.3716666666667</text:p>
              </table:table-cell>
              <table:table-cell office:value-type="float" office:value="71.8246666666667">
                <text:p>71.8246666666667</text:p>
              </table:table-cell>
              <table:table-cell office:value-type="float" office:value="72.0466666666667">
                <text:p>72.0466666666667</text:p>
              </table:table-cell>
              <table:table-cell office:value-type="float" office:value="72.189">
                <text:p>72.189</text:p>
              </table:table-cell>
              <table:table-cell office:value-type="float" office:value="22.3146666666667">
                <text:p>22.3146666666667</text:p>
              </table:table-cell>
              <table:table-cell office:value-type="float" office:value="22.3206666666667">
                <text:p>22.3206666666667</text:p>
              </table:table-cell>
              <table:table-cell office:value-type="float" office:value="22.914">
                <text:p>22.914</text:p>
              </table:table-cell>
              <table:table-cell office:value-type="float" office:value="24.129">
                <text:p>24.129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44.1713333333333">
                <text:p>44.1713333333333</text:p>
              </table:table-cell>
              <table:table-cell office:value-type="float" office:value="42.805">
                <text:p>42.805</text:p>
              </table:table-cell>
              <table:table-cell office:value-type="float" office:value="43.1773333333333">
                <text:p>43.1773333333333</text:p>
              </table:table-cell>
              <table:table-cell office:value-type="float" office:value="42.9236666666667">
                <text:p>42.9236666666667</text:p>
              </table:table-cell>
              <table:table-cell office:value-type="float" office:value="19.3073333333333">
                <text:p>19.3073333333333</text:p>
              </table:table-cell>
              <table:table-cell office:value-type="float" office:value="20.1136666666667">
                <text:p>20.1136666666667</text:p>
              </table:table-cell>
              <table:table-cell office:value-type="float" office:value="20.1403333333333">
                <text:p>20.1403333333333</text:p>
              </table:table-cell>
              <table:table-cell office:value-type="float" office:value="20.7746666666667">
                <text:p>20.7746666666667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6.02333333333333">
                <text:p>6.02333333333333</text:p>
              </table:table-cell>
              <table:table-cell office:value-type="float" office:value="5.82766666666667">
                <text:p>5.82766666666667</text:p>
              </table:table-cell>
              <table:table-cell office:value-type="float" office:value="5.88">
                <text:p>5.88</text:p>
              </table:table-cell>
              <table:table-cell office:value-type="float" office:value="5.89266666666667">
                <text:p>5.89266666666667</text:p>
              </table:table-cell>
              <table:table-cell office:value-type="float" office:value="2.16033333333333">
                <text:p>2.16033333333333</text:p>
              </table:table-cell>
              <table:table-cell office:value-type="float" office:value="2.39">
                <text:p>2.39</text:p>
              </table:table-cell>
              <table:table-cell office:value-type="float" office:value="2.26633333333333">
                <text:p>2.26633333333333</text:p>
              </table:table-cell>
              <table:table-cell office:value-type="float" office:value="2.21766666666667">
                <text:p>2.21766666666667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147.289">
                <text:p>147.289</text:p>
              </table:table-cell>
              <table:table-cell office:value-type="float" office:value="128.116666666667">
                <text:p>128.116666666667</text:p>
              </table:table-cell>
              <table:table-cell office:value-type="float" office:value="160.92">
                <text:p>160.92</text:p>
              </table:table-cell>
              <table:table-cell office:value-type="float" office:value="145.482333333333">
                <text:p>145.482333333333</text:p>
              </table:table-cell>
              <table:table-cell office:value-type="float" office:value="156.427333333333">
                <text:p>156.427333333333</text:p>
              </table:table-cell>
              <table:table-cell office:value-type="float" office:value="142.007">
                <text:p>142.007</text:p>
              </table:table-cell>
              <table:table-cell office:value-type="float" office:value="141.987333333333">
                <text:p>141.987333333333</text:p>
              </table:table-cell>
              <table:table-cell office:value-type="float" office:value="152.315333333333">
                <text:p>152.315333333333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6.18766666666667">
                <text:p>6.18766666666667</text:p>
              </table:table-cell>
              <table:table-cell office:value-type="float" office:value="5.14933333333333">
                <text:p>5.14933333333333</text:p>
              </table:table-cell>
              <table:table-cell office:value-type="float" office:value="6.72266666666667">
                <text:p>6.72266666666667</text:p>
              </table:table-cell>
              <table:table-cell office:value-type="float" office:value="5.124">
                <text:p>5.124</text:p>
              </table:table-cell>
              <table:table-cell office:value-type="float" office:value="4.33733333333333">
                <text:p>4.33733333333333</text:p>
              </table:table-cell>
              <table:table-cell office:value-type="float" office:value="4.18666666666667">
                <text:p>4.18666666666667</text:p>
              </table:table-cell>
              <table:table-cell office:value-type="float" office:value="3.702">
                <text:p>3.702</text:p>
              </table:table-cell>
              <table:table-cell office:value-type="float" office:value="4.462">
                <text:p>4.462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109.967">
                <text:p>109.967</text:p>
              </table:table-cell>
              <table:table-cell office:value-type="float" office:value="91.664">
                <text:p>91.664</text:p>
              </table:table-cell>
              <table:table-cell office:value-type="float" office:value="152.590333333333">
                <text:p>152.590333333333</text:p>
              </table:table-cell>
              <table:table-cell office:value-type="float" office:value="159.395666666667">
                <text:p>159.395666666667</text:p>
              </table:table-cell>
              <table:table-cell office:value-type="float" office:value="83.9466666666667">
                <text:p>83.9466666666667</text:p>
              </table:table-cell>
              <table:table-cell office:value-type="float" office:value="79.0796666666667">
                <text:p>79.0796666666667</text:p>
              </table:table-cell>
              <table:table-cell office:value-type="float" office:value="80.167">
                <text:p>80.167</text:p>
              </table:table-cell>
              <table:table-cell office:value-type="float" office:value="80.6046666666667">
                <text:p>80.6046666666667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82.0163333333333">
                <text:p>82.0163333333333</text:p>
              </table:table-cell>
              <table:table-cell office:value-type="float" office:value="67.1966666666667">
                <text:p>67.1966666666667</text:p>
              </table:table-cell>
              <table:table-cell office:value-type="float" office:value="238.62">
                <text:p>238.62</text:p>
              </table:table-cell>
              <table:table-cell office:value-type="float" office:value="223.906666666667">
                <text:p>223.906666666667</text:p>
              </table:table-cell>
              <table:table-cell office:value-type="float" office:value="132.215333333333">
                <text:p>132.215333333333</text:p>
              </table:table-cell>
              <table:table-cell office:value-type="float" office:value="118.199666666667">
                <text:p>118.199666666667</text:p>
              </table:table-cell>
              <table:table-cell office:value-type="float" office:value="122.598">
                <text:p>122.598</text:p>
              </table:table-cell>
              <table:table-cell office:value-type="float" office:value="118.234">
                <text:p>118.2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